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7])" office:value-type="float" office:value="39900" calcext:value-type="float">
            <text:p>39900</text:p>
          </table:table-cell>
          <table:table-cell table:style-name="ce29"/>
          <table:table-cell table:style-name="ce15" table:formula="of:=SUM([.J3:.J28])" office:value-type="float" office:value="240000" calcext:value-type="float">
            <text:p>240000</text:p>
          </table:table-cell>
          <table:table-cell/>
          <table:table-cell table:style-name="ce15" table:formula="of:=SUM([.L22:.L28])" office:value-type="float" office:value="245000" calcext:value-type="float">
            <text:p>245000</text:p>
          </table:table-cell>
          <table:table-cell/>
          <table:table-cell table:style-name="ce15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33:.H57])" office:value-type="float" office:value="41300" calcext:value-type="float">
            <text:p>413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62:.H85])" office:value-type="float" office:value="59200" calcext:value-type="float">
            <text:p>592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91:.H114])" office:value-type="float" office:value="40100" calcext:value-type="float">
            <text:p>40100</text:p>
          </table:table-cell>
          <table:table-cell table:style-name="ce2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4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/>
          <table:table-cell office:value-type="float" office:value="77100" calcext:value-type="float">
            <text:p>77100</text:p>
          </table:table-cell>
          <table:table-cell table:formula="of:=SUM([.G3];[.G33])" office:value-type="float" office:value="55800" calcext:value-type="float">
            <text:p>55800</text:p>
          </table:table-cell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D26])" office:value-type="float" office:value="1120.51948051948" calcext:value-type="float">
            <text:p>1120.5194805195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Հասմիկ Դ․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Mane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];[.C26];[.D26];[.F26])" office:value-type="float" office:value="1501.47186147186" calcext:value-type="float">
            <text:p>1501.4718614719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26:.F26])" office:value-type="float" office:value="1516.7350193666" calcext:value-type="float">
            <text:p>1516.7350193666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/>
          <table:table-cell table:formula="of:=[.B3]/20" office:value-type="float" office:value="390" calcext:value-type="float">
            <text:p>390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1120.51948051948" calcext:value-type="float">
            <text:p>1120.5194805195</text:p>
          </table:table-cell>
          <table:table-cell office:value-type="string" calcext:value-type="string">
            <text:p>Aru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5" table:formula="of:=SUM([.H4:.H28])" office:value-type="float" office:value="38819.0476190476" calcext:value-type="float">
            <text:p>38819.0476190476</text:p>
          </table:table-cell>
          <table:table-cell table:style-name="ce29"/>
          <table:table-cell table:style-name="ce15" table:formula="of:=SUM([.J4:.J28])" office:value-type="float" office:value="70000" calcext:value-type="float">
            <text:p>70000</text:p>
          </table:table-cell>
          <table:table-cell/>
          <table:table-cell table:style-name="ce15"/>
          <table:table-cell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4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number-columns-repeated="3"/>
          <table:table-cell table:style-name="ce15" table:formula="of:=SUM([.B33:.F33])" office:value-type="float" office:value="16600" calcext:value-type="float">
            <text:p>166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693.217391304348" calcext:value-type="float">
            <text:p>693.2173913043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693.217391304348" calcext:value-type="float">
            <text:p>693.2173913043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693.217391304348" calcext:value-type="float">
            <text:p>693.217391304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693.217391304348" calcext:value-type="float">
            <text:p>693.2173913043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693.217391304348" calcext:value-type="float">
            <text:p>693.2173913043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D56])" office:value-type="float" office:value="693.217391304348" calcext:value-type="float">
            <text:p>693.2173913043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table:formula="of:=SUM([.B56:.F56])" office:value-type="float" office:value="693.217391304348" calcext:value-type="float">
            <text:p>693.2173913043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693.217391304348" calcext:value-type="float">
            <text:p>693.2173913043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table:number-columns-repeated="3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693.217391304348" calcext:value-type="float">
            <text:p>693.2173913043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693.217391304348" calcext:value-type="float">
            <text:p>693.2173913043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693.217391304348" calcext:value-type="float">
            <text:p>693.2173913043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693.217391304348" calcext:value-type="float">
            <text:p>693.2173913043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693.217391304348" calcext:value-type="float">
            <text:p>693.217391304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693.217391304348" calcext:value-type="float">
            <text:p>693.217391304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56:.F56])" office:value-type="float" office:value="328" calcext:value-type="float">
            <text:p>328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693.217391304348" calcext:value-type="float">
            <text:p>693.2173913043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693.217391304348" calcext:value-type="float">
            <text:p>693.2173913043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693.217391304348" calcext:value-type="float">
            <text:p>693.2173913043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56:.F56])" office:value-type="float" office:value="328" calcext:value-type="float">
            <text:p>328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693.217391304348" calcext:value-type="float">
            <text:p>693.2173913043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56:.F56])" office:value-type="float" office:value="693.217391304348" calcext:value-type="float">
            <text:p>693.2173913043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693.217391304348" calcext:value-type="float">
            <text:p>693.2173913043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5" office:value-type="float" office:value="328" calcext:value-type="float">
            <text:p>328</text:p>
          </table:table-cell>
          <table:table-cell table:formula="of:=[.D33]/23" office:value-type="float" office:value="0" calcext:value-type="float">
            <text:p>0</text:p>
          </table:table-cell>
          <table:table-cell table:formula="of:=[.E33]/20" office:value-type="float" office:value="0" calcext:value-type="float">
            <text:p>0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:.F56])" office:value-type="float" office:value="693.217391304348" calcext:value-type="float">
            <text:p>693.2173913043</text:p>
          </table:table-cell>
          <table:table-cell table:style-name="ce43"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57:.F57])" office:value-type="float" office:value="0" calcext:value-type="float">
            <text:p>0</text:p>
          </table:table-cell>
          <table:table-cell table:formula="of:=SUM([.B56:.D56])" office:value-type="float" office:value="693.217391304348" calcext:value-type="float">
            <text:p>693.2173913043</text:p>
          </table:table-cell>
          <table:table-cell table:style-name="ce43" office:value-type="string" calcext:value-type="string">
            <text:p>Aru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693.217391304348" calcext:value-type="float">
            <text:p>693.2173913043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693.217391304348" calcext:value-type="float">
            <text:p>693.2173913043</text:p>
          </table:table-cell>
          <table:table-cell office:value-type="string" calcext:value-type="string">
            <text:p>Hasmik N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5" table:formula="of:=SUM([.H34:.H59])" office:value-type="float" office:value="17293.2173913043" calcext:value-type="float">
            <text:p>17293.2173913043</text:p>
          </table:table-cell>
          <table:table-cell table:style-name="ce29"/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table:number-columns-repeated="5"/>
          <table:table-cell table:style-name="ce15" table:formula="of:=SUM([.B63:.F63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D86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86:.F86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86:.F8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86:.F86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86:.F86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/>
          <table:table-cell table:formula="of:=[.B63]/20" office:value-type="float" office:value="0" calcext:value-type="float">
            <text:p>0</text:p>
          </table:table-cell>
          <table:table-cell table:formula="of:=[.C63]/24" office:value-type="float" office:value="0" calcext:value-type="float">
            <text:p>0</text:p>
          </table:table-cell>
          <table:table-cell table:formula="of:=[.D63]/23" office:value-type="float" office:value="0" calcext:value-type="float">
            <text:p>0</text:p>
          </table:table-cell>
          <table:table-cell table:formula="of:=[.E63]/20" office:value-type="float" office:value="0" calcext:value-type="float">
            <text:p>0</text:p>
          </table:table-cell>
          <table:table-cell table:formula="of:=[.F63]/21" office:value-type="float" office:value="0" calcext:value-type="float">
            <text:p>0</text:p>
          </table:table-cell>
          <table:table-cell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87:.F87])" office:value-type="float" office:value="0" calcext:value-type="float">
            <text:p>0</text:p>
          </table:table-cell>
          <table:table-cell table:formula="of:=SUM([.B86:.D86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5" table:formula="of:=SUM([.H64:.H88])" office:value-type="float" office:value="0" calcext:value-type="float">
            <text:p>0</text:p>
          </table:table-cell>
          <table:table-cell table:style-name="ce29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10:10:34.9900511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2-06T11:01:24.496591082</dc:date>
    <meta:editing-duration>P11DT9H47M7S</meta:editing-duration>
    <meta:editing-cycles>3441</meta:editing-cycles>
    <meta:generator>LibreOffice/4.2.8.2$Linux_X86_64 LibreOffice_project/420m0$Build-2</meta:generator>
    <meta:document-statistic meta:table-count="21" meta:cell-count="9790" meta:object-count="0"/>
  </office:meta>
</office:document-meta>
</file>